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settings.xml" manifest:media-type="text/xml"/>
  <manifest:file-entry manifest:full-path="ObjectReplacements/OleObj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665cm" fo:margin-left="0cm" table:align="left" style:may-break-between-rows="true" style:writing-mode="lr-tb"/>
    </style:style>
    <style:style style:name="Table1.A" style:family="table-column">
      <style:table-column-properties style:column-width="4.454cm"/>
    </style:style>
    <style:style style:name="Table1.B" style:family="table-column">
      <style:table-column-properties style:column-width="13.212cm"/>
    </style:style>
    <style:style style:name="Table1.A1" style:family="table-cell">
      <style:table-cell-properties fo:background-color="#ffffff" fo:padding-left="0.097cm" fo:padding-right="0.097cm" fo:padding-top="0cm" fo:padding-bottom="0cm" fo:border="0.05pt solid #000000" fo:vertical-align="top">
        <style:background-image/>
      </style:table-cell-properties>
    </style:style>
    <style:style style:name="Table1.A23" style:family="table-cell">
      <style:table-cell-properties fo:background-color="#ffffff" fo:padding-left="0.097cm" fo:padding-right="0.097cm" fo:padding-top="0cm" fo:padding-bottom="0cm" fo:border-left="0.05pt solid #000000" fo:border-right="0.05pt solid #000000" fo:border-top="none" fo:border-bottom="0.05pt solid #000000" fo:vertical-align="top">
        <style:background-image/>
      </style:table-cell-properties>
    </style:style>
    <style:style style:name="Table1.24" style:family="table-row">
      <style:table-row-properties style:min-row-height="7.091cm"/>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left="0.018cm" fo:margin-right="0cm" fo:line-height="100%" fo:text-align="start" style:justify-single-word="false" fo:text-indent="-0.018cm" style:auto-text-indent="false">
        <style:tab-stops>
          <style:tab-stop style:position="4.436cm"/>
          <style:tab-stop style:position="116.034cm" style:type="center"/>
        </style:tab-stops>
      </style:paragraph-properties>
    </style:style>
    <style:style style:name="P8" style:family="paragraph" style:parent-style-name="Standard">
      <style:paragraph-properties fo:margin-left="0.018cm" fo:margin-right="0cm" fo:line-height="100%" fo:text-align="start" style:justify-single-word="false" fo:text-indent="-0.018cm" style:auto-text-indent="false">
        <style:tab-stops>
          <style:tab-stop style:position="4.436cm"/>
          <style:tab-stop style:position="116.034cm" style:type="center"/>
        </style:tab-stops>
      </style:paragraph-properties>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left="0.018cm" fo:margin-right="0cm" fo:line-height="100%" fo:text-align="start" style:justify-single-word="false" fo:text-indent="-0.018cm" style:auto-text-indent="false">
        <style:tab-stops>
          <style:tab-stop style:position="4.436cm"/>
          <style:tab-stop style:position="116.034cm" style:type="center"/>
        </style:tab-stops>
      </style:paragraph-properties>
      <style:text-properties style:use-window-font-color="true" style:font-name="Liberation Serif" fo:font-size="12pt" fo:font-weight="bold" fo:background-color="transparent" style:font-name-asian="Liberation Serif" style:font-name-complex="Liberation Serif"/>
    </style:style>
    <style:style style:name="P10" style:family="paragraph" style:parent-style-name="Standard">
      <style:paragraph-properties fo:margin-left="0.018cm" fo:margin-right="0cm" fo:line-height="100%" fo:text-align="start" style:justify-single-word="false" fo:text-indent="-0.018cm" style:auto-text-indent="false">
        <style:tab-stops>
          <style:tab-stop style:position="4.436cm"/>
          <style:tab-stop style:position="116.034cm" style:type="center"/>
        </style:tab-stops>
      </style:paragraph-properties>
      <style:text-properties style:use-window-font-color="true" style:font-name="Liberation Serif" fo:font-size="12pt" fo:font-weight="normal"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12"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Liberation Serif" fo:font-size="12pt" fo:font-weight="bold" fo:background-color="transparent" style:font-name-asian="Liberation Serif" style:font-name-complex="Liberation Serif"/>
    </style:style>
    <style:style style:name="T2" style:family="text">
      <style:text-properties style:use-window-font-color="true" style:font-name="Liberation Serif" fo:font-size="12pt" fo:font-weight="normal" fo:background-color="transparent" style:font-name-asian="Liberation Serif" style:font-name-complex="Liberation Serif"/>
    </style:style>
    <style:style style:name="T3" style:family="text">
      <style:text-properties style:use-window-font-color="true" style:font-name="Liberation Serif" fo:font-size="12pt" fo:font-style="italic" fo:font-weight="normal" fo:background-color="transparent" style:font-name-asian="Liberation Serif" style:font-name-complex="Liberation Serif"/>
    </style:style>
    <style:style style:name="T4"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fr1" style:family="graphic" style:parent-style-name="OLE">
      <style:graphic-properties style:vertical-pos="top" style:vertical-rel="baseline" draw:ole-draw-aspect="1" draw:visible-area-width="5.001cm" draw:visible-area-height="5.001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Pflichtenheft</text:p>
            <text:p text:style-name="P6"/>
          </table:table-cell>
          <table:table-cell table:style-name="Table1.A1" office:value-type="string">
            <text:p text:style-name="P6"/>
          </table:table-cell>
        </table:table-row>
        <table:table-row>
          <table:table-cell table:style-name="Table1.A1" office:value-type="string">
            <text:p text:style-name="P1"><text:span text:style-name="T1">Projekt</text:span><text:span text:style-name="T2">:</text:span></text:p>
            <text:p text:style-name="P3">Autor:</text:p>
            <text:p text:style-name="P3">Letzte Änderung:</text:p>
            <text:p text:style-name="P3">Dateiablage:</text:p>
          </table:table-cell>
          <table:table-cell table:style-name="Table1.A1" office:value-type="string">
            <text:p text:style-name="P3">IT-Komponentenverwaltung</text:p>
            <text:p text:style-name="P3">IFA11D</text:p>
            <text:p text:style-name="P3">14.05.2014</text:p>
            <text:p text:style-name="P1"><text:a xlink:type="simple" xlink:href="https://github.com/Projekt-IFA11D/components"><text:span text:style-name="T4">https://github.com/Projekt-IFA11D/components</text:span></text:a></text:p>
            <text:p text:style-name="P6"/>
          </table:table-cell>
        </table:table-row>
        <table:table-row>
          <table:table-cell table:style-name="Table1.A1" office:value-type="string">
            <text:p text:style-name="P1"><text:span text:style-name="T1">Ziel des Systems</text:span><text:span text:style-name="T2">:</text:span></text:p>
          </table:table-cell>
          <table:table-cell table:style-name="Table1.A1" office:value-type="string">
            <text:p text:style-name="P3">Realisierung einer IT-gestützten Verwaltung aller IT-Komponenten an der Martin-Segitz-Schule, B3.</text:p>
            <text:p text:style-name="P3">Der Zusatznutzen gegenüber dem bisherigen Verfahren besteht darin, die Verwaltung benutzerfreundlich an einem zentralen Ort zu pflegen, Übersichtlichkeit herzustellen und damit Fehlern im Bestand vorzubeugen.</text:p>
            <text:p text:style-name="P6"/>
            <text:p text:style-name="P3">Der funktionale Umfang der Benutzeroberfläche ist im Anhang ersichtlich.</text:p>
            <text:p text:style-name="P6"/>
          </table:table-cell>
        </table:table-row>
        <table:table-row>
          <table:table-cell table:style-name="Table1.A1" office:value-type="string">
            <text:p text:style-name="P1"><text:span text:style-name="T1">Anforderungsliste</text:span><text:span text:style-name="T2">:</text:span></text:p>
          </table:table-cell>
          <table:table-cell table:style-name="Table1.A1" office:value-type="string">
            <text:p text:style-name="P6"/>
          </table:table-cell>
        </table:table-row>
        <table:table-row>
          <table:table-cell table:style-name="Table1.A1" office:value-type="string">
            <text:p text:style-name="P1"><text:span text:style-name="T3">Produktfunktionen</text:span><text:span text:style-name="T2">:</text:span></text:p>
          </table:table-cell>
          <table:table-cell table:style-name="Table1.A1" office:value-type="string">
            <text:p text:style-name="P3">Die zu speichernden Daten können dem Datenmodell im Anhang entnommen werden.</text:p>
          </table:table-cell>
        </table:table-row>
        <table:table-row>
          <table:table-cell table:style-name="Table1.A1" office:value-type="string">
            <text:p text:style-name="P3">1.1</text:p>
          </table:table-cell>
          <table:table-cell table:style-name="Table1.A1" office:value-type="string">
            <text:p text:style-name="P3">Erfassung, Bearbeitung, Löschung und Anzeige der Stammdaten von Lieferanten und Räume über eine webbasierte Anwendung in Listenform.</text:p>
          </table:table-cell>
        </table:table-row>
        <table:table-row>
          <table:table-cell table:style-name="Table1.A1" office:value-type="string">
            <text:p text:style-name="P3">1.2</text:p>
          </table:table-cell>
          <table:table-cell table:style-name="Table1.A1" office:value-type="string">
            <text:p text:style-name="P3">Erfassung von neu eingetroffenen IT Komponenten mit Anzahl, Attributen, Attributswerten in einem benutzerfreundlichen Wizzard. Attribute werden automatisch auf Sinnhaftigkeit überprüft. Es können Einzelkomponenten und Komponenten-Sets erfasst werden.</text:p>
            <text:p text:style-name="P3">Einkaufsdatum, Lieferant und eventuelle Zusatzinformationen zu Rechnung oder Gewährleistungen werden ebenfalls erfasst und gespeichert.</text:p>
          </table:table-cell>
        </table:table-row>
        <table:table-row>
          <table:table-cell table:style-name="Table1.A1" office:value-type="string">
            <text:p text:style-name="P3">1.3</text:p>
          </table:table-cell>
          <table:table-cell table:style-name="Table1.A1" office:value-type="string">
            <text:p text:style-name="P3">Vorhandene Komponenten können über ein Formular beliebig anderen Komponenten und Räumen zugeordnet oder vorhandene Zuordnungen aufgehoben werden.</text:p>
            <text:p text:style-name="P3">Nicht zugeordnete Komponenten werden ins Lager transferiert und können von dort aus anderen Komponenten zugeordnet oder ausgemustert werden.</text:p>
            <text:p text:style-name="P3">Zuordnungsvorgänge (Ein-/Ausbau) werden zeitlich erfasst und sind somit nachvollziehbar festgehalten.</text:p>
          </table:table-cell>
        </table:table-row>
        <table:table-row>
          <table:table-cell table:style-name="Table1.A1" office:value-type="string">
            <text:p text:style-name="P3">1.4</text:p>
          </table:table-cell>
          <table:table-cell table:style-name="Table1.A1" office:value-type="string">
            <text:p text:style-name="P3">Der komplette erfasste Bestand wird in einem tabellarisch angelegten Formular angezeigt werden, und kann nach beliebigen Kriterien wie z.B. Attributswerten, Datum, Konfiguration, Ausstattung gefiltert werden.</text:p>
            <text:p text:style-name="P3">Detailinformationen zu einzelnen Komponenten können gesondert angezeigt werden.</text:p>
          </table:table-cell>
        </table:table-row>
        <table:table-row>
          <table:table-cell table:style-name="Table1.A1" office:value-type="string">
            <text:p text:style-name="P1"><text:span text:style-name="T3">Produktdaten</text:span><text:span text:style-name="T2">:</text:span></text:p>
          </table:table-cell>
          <table:table-cell table:style-name="Table1.A1" office:value-type="string">
            <text:p text:style-name="P3">Die zu speichernden Daten können dem Datenmodell im Anhang entnommen werden.</text:p>
          </table:table-cell>
        </table:table-row>
        <table:table-row>
          <table:table-cell table:style-name="Table1.A1" office:value-type="string">
            <text:p text:style-name="P1"><text:span text:style-name="T3">Leistungsanforderungen</text:span><text:span text:style-name="T2">/</text:span><text:span text:style-name="T3">Rahmenbedingungen</text:span><text:span text:style-name="T2">:</text:span></text:p>
          </table:table-cell>
          <table:table-cell table:style-name="Table1.A1" office:value-type="string">
            <text:p text:style-name="P6"/>
          </table:table-cell>
        </table:table-row>
        <table:table-row>
          <table:table-cell table:style-name="Table1.A1" office:value-type="string">
            <text:p text:style-name="P3">2.1</text:p>
          </table:table-cell>
          <table:table-cell table:style-name="Table1.A1" office:value-type="string">
            <text:p text:style-name="P3">Entwicklung einer webbasierten Anwendung mit PHP 5.4, Bootstrap 3, jQuery 1.11.0, und HTML.</text:p>
            <text:p text:style-name="P3">Die Anwendung wird für eine Client-Server Umgebung in der Martin-Segitz-Schule B3 Fürth entwickelt.</text:p>
          </table:table-cell>
        </table:table-row>
        <table:table-row>
          <table:table-cell table:style-name="Table1.A1" office:value-type="string">
            <text:p text:style-name="P3">2.2</text:p>
          </table:table-cell>
          <table:table-cell table:style-name="Table1.A1" office:value-type="string">
            <text:p text:style-name="P3">Zentrale und konsistente Speicherung der Daten in einer MySQL Datenbank (v5.6.17.0) unter dem Betriebssystem Windows Server 2008 SP2.</text:p>
          </table:table-cell>
        </table:table-row>
        <text:soft-page-break/>
        <table:table-row>
          <table:table-cell table:style-name="Table1.A1" office:value-type="string">
            <text:p text:style-name="P3">2.3</text:p>
          </table:table-cell>
          <table:table-cell table:style-name="Table1.A1" office:value-type="string">
            <text:p text:style-name="P3">Die Anwendung auf der Benutzerseite ist ausgelegt für einen aktuellen Internet Explorer 10.</text:p>
          </table:table-cell>
        </table:table-row>
        <table:table-row>
          <table:table-cell table:style-name="Table1.A1" office:value-type="string">
            <text:p text:style-name="P3">2.4</text:p>
          </table:table-cell>
          <table:table-cell table:style-name="Table1.A1" office:value-type="string">
            <text:p text:style-name="P3">Die Dokumentation des Quellcodes erfolgt nach der ISO 9001 Norm.</text:p>
          </table:table-cell>
        </table:table-row>
        <table:table-row>
          <table:table-cell table:style-name="Table1.A1" office:value-type="string">
            <text:p text:style-name="P3">2.5</text:p>
          </table:table-cell>
          <table:table-cell table:style-name="Table1.A1" office:value-type="string">
            <text:p text:style-name="P3">Das vorhandende Datenbank-Modell wurde übernommen. (siehe Anhang)</text:p>
          </table:table-cell>
        </table:table-row>
        <table:table-row>
          <table:table-cell table:style-name="Table1.A1" office:value-type="string">
            <text:p text:style-name="P4">Schnittstellen</text:p>
          </table:table-cell>
          <table:table-cell table:style-name="Table1.A1" office:value-type="string">
            <text:p text:style-name="P6"/>
          </table:table-cell>
        </table:table-row>
        <table:table-row>
          <table:table-cell table:style-name="Table1.A1" office:value-type="string">
            <text:p text:style-name="P3">3.1</text:p>
          </table:table-cell>
          <table:table-cell table:style-name="Table1.A1" office:value-type="string">
            <text:p text:style-name="P4">Informationsabfrage</text:p>
            <text:list xml:id="list17026085411" text:style-name="L1">
              <text:list-item>
                <text:p text:style-name="P12">Raumweise Darstellung von Komponenten und Komplettsystemen</text:p>
              </text:list-item>
              <text:list-item>
                <text:p text:style-name="P12">Bestands/Inventarliste als druckbare Version verfügbar und exportierbar im csv-Format</text:p>
              </text:list-item>
            </text:list>
          </table:table-cell>
        </table:table-row>
        <table:table-row>
          <table:table-cell table:style-name="Table1.A1" office:value-type="string">
            <text:p text:style-name="P4">Infrastruktur</text:p>
          </table:table-cell>
          <table:table-cell table:style-name="Table1.A1" office:value-type="string">
            <text:p text:style-name="P6"/>
          </table:table-cell>
        </table:table-row>
        <table:table-row>
          <table:table-cell table:style-name="Table1.A1" office:value-type="string">
            <text:p text:style-name="P3">4.1</text:p>
          </table:table-cell>
          <table:table-cell table:style-name="Table1.A1" office:value-type="string">
            <text:p text:style-name="P5">Unterrichtsnetz</text:p>
            <text:p text:style-name="P3">VLAN10 </text:p>
            <text:p text:style-name="P6"/>
            <text:p text:style-name="P4">DC-Server</text:p>
            <text:p text:style-name="P1"><text:span text:style-name="T3">Betriebssystem</text:span><text:span text:style-name="T2">: Windows Server 2008 SP2 </text:span></text:p>
            <text:p text:style-name="P1"><text:span text:style-name="T3">Dienste</text:span><text:span text:style-name="T2">: Domaincontroller, ActiveDirectory, PrintServer, File-Server</text:span></text:p>
            <text:p text:style-name="P6"/>
            <text:p text:style-name="P3">Clients: Systembetreuung, Lehrer/Schüler</text:p>
            <text:p text:style-name="P3">Betriebssystem: Windows 7 </text:p>
            <text:p text:style-name="P6"/>
            <text:p text:style-name="P3">Netzwerkgeräte:</text:p>
            <text:p text:style-name="P3">8 Port-Switch (HP ProCurve)</text:p>
            <text:p text:style-name="P3">Access PointmitWPA2-Verschlüsselung (über Funkwerk-Router)</text:p>
          </table:table-cell>
        </table:table-row>
        <table:table-row>
          <table:table-cell table:style-name="Table1.A1" office:value-type="string">
            <text:p text:style-name="P3">4.2</text:p>
          </table:table-cell>
          <table:table-cell table:style-name="Table1.A1" office:value-type="string">
            <text:p text:style-name="P5">Verwaltungsnetz</text:p>
            <text:p text:style-name="P3">VLAN 20</text:p>
            <text:p text:style-name="P6"/>
            <text:p text:style-name="P4">DB-Server</text:p>
            <text:p text:style-name="P1"><text:span text:style-name="T3">Betriebssystem</text:span><text:span text:style-name="T2">: Windows Server 2008 SP2</text:span></text:p>
            <text:p text:style-name="P1"><text:span text:style-name="T3">Dienste</text:span><text:span text:style-name="T2">: Datenbankserver MySQL v5.6.17.0, Apache Webserver 2</text:span></text:p>
            <text:p text:style-name="P6"/>
            <text:p text:style-name="P3">Clients: Schulleiter, Sekretariat, Mitarbeiter Schulleitung</text:p>
            <text:p text:style-name="P3">Betriebssystem: Windows 7 </text:p>
          </table:table-cell>
        </table:table-row>
        <table:table-row>
          <table:table-cell table:style-name="Table1.A1" office:value-type="string">
            <text:p text:style-name="P3">4.3</text:p>
          </table:table-cell>
          <table:table-cell table:style-name="Table1.A1" office:value-type="string">
            <text:p text:style-name="P3">Netzwerkgeräte:</text:p>
            <text:p text:style-name="P3">8 Port-Switch (HP ProCurve)</text:p>
            <text:p text:style-name="P3">Router (Funkwerk) mit Firewall-Funktionalität </text:p>
          </table:table-cell>
        </table:table-row>
        <table:table-row>
          <table:table-cell table:style-name="Table1.A23" office:value-type="string">
            <text:p text:style-name="P3">4.4</text:p>
          </table:table-cell>
          <table:table-cell table:style-name="Table1.A23" office:value-type="string">
            <text:p text:style-name="P3">Gruppenrichtlinien:</text:p>
            <text:p text:style-name="P3">Alle Schüler erhalten vollzugriff auf einen gemeinsamen Schüler-Ordner.</text:p>
            <text:p text:style-name="P3">Jeder Lehrer erhält einen eigenen Ordner mit Vollzugriff.</text:p>
            <text:p text:style-name="P3">Jeder Nutzer erhält Zugriff auf den Printserver.</text:p>
          </table:table-cell>
        </table:table-row>
        <text:soft-page-break/>
        <table:table-row table:style-name="Table1.24">
          <table:table-cell table:style-name="Table1.A1" office:value-type="string">
            <text:p text:style-name="P3">4.4</text:p>
            <text:p text:style-name="P6"/>
          </table:table-cell>
          <table:table-cell table:style-name="Table1.A1" office:value-type="string">
            <text:p text:style-name="P1"><text:span text:style-name="T3">Benutzerverwaltung</text:span><text:span text:style-name="T2">:</text:span></text:p>
            <text:p text:style-name="P3"/>
            <text:p text:style-name="P1"><draw:frame draw:style-name="fr1" draw:name="1" text:anchor-type="as-char" svg:width="13.15cm" style:rel-width="scale" svg:height="6.218cm" style:rel-height="scale" draw:z-index="0"><draw:object-ole xlink:href="./OleObj1" xlink:type="simple" xlink:show="embed" xlink:actuate="onLoad"/><draw:image xlink:href="./ObjectReplacements/OleObj1" xlink:type="simple" xlink:show="embed" xlink:actuate="onLoad"/></draw:frame></text:p>
          </table:table-cell>
        </table:table-row>
      </table:table>
      <text:p text:style-name="P8"/>
      <text:p text:style-name="P9">Termin der Abnahme: <text:s/>14.05.14, 11.15Uhr</text:p>
      <text:p text:style-name="P8"/>
      <text:p text:style-name="P8"/>
      <text:p text:style-name="P10">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10">Es gelten keinerlei Anforderungen, die weiteren Dokumenten beschrieben werden, außer dieser detaillieren die im Pflichtenheft bestehenden Anforderungen.</text:p>
      <text:p text:style-name="P10">Zusätzliche Anforderungen oder Änderungen an den bestehenden Anforderungen bedürfen der Schriftform.</text:p>
      <text:p text:style-name="P8"/>
      <text:p text:style-name="P10">Projekt-Aufraggeber</text:p>
      <text:p text:style-name="P10"><text:s text:c="32"/>__________________________________________________________</text:p>
      <text:p text:style-name="P10"><text:s text:c="32"/>Ort, Datum, Unterschrift</text:p>
      <text:p text:style-name="P10">Projekt-Leitung</text:p>
      <text:p text:style-name="P10"><text:s text:c="32"/>__________________________________________________________</text:p>
      <text:p text:style-name="P7"><text:span text:style-name="T1"><text:s text:c="32"/></text:span><text:span text:style-name="T2">Ort, Datum, 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14T11:05:20</dc:date>
    <meta:editing-duration>P0D</meta:editing-duration>
    <meta:editing-cycles>2</meta:editing-cycles>
    <meta:generator>LibreOffice/3.5$Linux_X86_64 LibreOffice_project/350m1$Build-2</meta:generator>
    <meta:document-statistic meta:table-count="1" meta:image-count="0" meta:object-count="1" meta:page-count="3" meta:paragraph-count="89" meta:word-count="491" meta:character-count="4471" meta:non-whitespace-character-count="3934"/>
  </office:meta>
</office:document-meta>
</file>